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качестве локального сервера используется <text:span text:style-name="T1">node.js, </text:span>в качестве БД — <text:span text:style-name="T1">mongo, </text:span>в качестве пользовательского интерфейса для связи с БД используется <text:span text:style-name="T1">deployd. </text:span>Для работы приложения необходимо создать с помощью <text:span text:style-name="T1">deployd </text:span>две сущности:</text:p>
      <text:p text:style-name="P1"/>
      <text:p text:style-name="P1"><text:span text:style-name="T1">autors c</text:span>о свойствами<text:span text:style-name="T1">-</text:span> <text:span text:style-name="T1">firstName, lastName, patronymic,dateOfbr</text:span></text:p>
      <text:p text:style-name="P1"><text:span text:style-name="T1"/></text:p>
      <text:p text:style-name="P1"><text:span text:style-name="T1">books </text:span>со свойствами- <text:span text:style-name="T1">name, janre, autorId, quant</text:span></text:p>
      <text:p text:style-name="P1"><text:span text:style-name="T1"/></text:p>
      <text:p text:style-name="P1">Для корректной работы роутинга необходимо прописать пути в <text:span text:style-name="T1">app.js </text:span>относительно вашей рабочей дирректор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57S</meta:editing-duration>
    <meta:editing-cycles>3</meta:editing-cycles>
    <meta:generator>OpenOffice/4.1.2$Win32 OpenOffice.org_project/412m3$Build-9782</meta:generator>
    <dc:date>2017-04-01T14:38:27.58</dc:date>
    <meta:document-statistic meta:table-count="0" meta:image-count="0" meta:object-count="0" meta:page-count="1" meta:paragraph-count="4" meta:word-count="57" meta:character-count="438"/>
    <meta:user-defined meta:name="Info 1"/>
    <meta:user-defined meta:name="Info 2"/>
    <meta:user-defined meta:name="Info 3"/>
    <meta:user-defined meta:name="Info 4"/>
  </office:meta>
</office:document-meta>
</file>